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8.5cm" fo:margin-left="-0.123cm" table:align="left" style:writing-mode="lr-tb"/>
    </style:style>
    <style:style style:name="Tabela1.A" style:family="table-column">
      <style:table-column-properties style:column-width="7.475cm"/>
    </style:style>
    <style:style style:name="Tabela1.B" style:family="table-column">
      <style:table-column-properties style:column-width="3.427cm"/>
    </style:style>
    <style:style style:name="Tabela1.C" style:family="table-column">
      <style:table-column-properties style:column-width="3.145cm"/>
    </style:style>
    <style:style style:name="Tabela1.D" style:family="table-column">
      <style:table-column-properties style:column-width="4.452cm"/>
    </style:style>
    <style:style style:name="Tabela1.1" style:family="table-row">
      <style:table-row-properties style:min-row-height="0.75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ing_20_1">
      <style:text-properties officeooo:paragraph-rsid="00123eee"/>
    </style:style>
    <style:style style:name="P2" style:family="paragraph" style:parent-style-name="Standard">
      <style:text-properties officeooo:rsid="000f5bf1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f5bf1" style:font-weight-asian="bold" style:font-weight-complex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weight="bold" officeooo:paragraph-rsid="00123eee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paragraph-rsid="00123eee" style:font-weight-asian="bold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weight="bold" officeooo:paragraph-rsid="00123eee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123eee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paragraph-rsid="00123eee" style:font-weight-asian="bold"/>
    </style:style>
    <style:style style:name="P12" style:family="paragraph" style:parent-style-name="Standard">
      <style:paragraph-properties fo:text-align="justify" style:justify-single-word="false" style:snap-to-layout-grid="false"/>
      <style:text-properties officeooo:paragraph-rsid="00123eee"/>
    </style:style>
    <style:style style:name="P13" style:family="paragraph" style:parent-style-name="Standard">
      <style:paragraph-properties fo:text-align="justify" style:justify-single-word="false"/>
      <style:text-properties officeooo:paragraph-rsid="00123eee"/>
    </style:style>
    <style:style style:name="P14" style:family="paragraph" style:parent-style-name="Standard">
      <style:paragraph-properties style:line-height-at-least="0.402cm"/>
      <style:text-properties fo:color="#d4d4d4" loext:opacity="100%" style:font-name="Times New Roman" fo:font-size="14pt" fo:font-weight="normal" fo:background-color="#1e1e1e" style:font-size-asian="14pt" style:font-size-complex="14pt"/>
    </style:style>
    <style:style style:name="P15" style:family="paragraph" style:parent-style-name="Standard">
      <style:paragraph-properties style:line-height-at-least="0.402cm"/>
      <style:text-properties fo:color="#d4d4d4" loext:opacity="100%" style:font-name="Times New Roman" fo:font-size="14pt" fo:background-color="#1e1e1e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color="#6a9955" loext:opacity="100%" style:font-name="Times New Roman" fo:font-size="14pt" fo:font-weight="normal" fo:background-color="#1e1e1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officeooo:paragraph-rsid="00123eee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ff" loext:opacity="100%" fo:font-weight="bold" officeooo:paragraph-rsid="00123eee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ff" loext:opacity="100%" fo:font-weight="bold" officeooo:paragraph-rsid="00123eee" style:font-weight-asian="bold" style:font-weight-complex="bold"/>
    </style:style>
    <style:style style:name="P20" style:family="paragraph" style:list-style-name="L1"/>
    <style:style style:name="P21" style:family="paragraph" style:list-style-name="L2"/>
    <style:style style:name="P22" style:family="paragraph" style:list-style-name="L3"/>
    <style:style style:name="P23" style:family="paragraph" style:parent-style-name="Text_20_body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4" style:family="paragraph" style:parent-style-name="Text_20_body">
      <style:paragraph-properties fo:text-align="justify" style:justify-single-word="false"/>
    </style:style>
    <style:style style:name="T1" style:family="text">
      <style:text-properties fo:font-weight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374151" loext:opacity="100%" style:font-name="S hne" fo:font-size="9.60000038146973pt" fo:letter-spacing="normal" fo:font-style="normal" fo:font-weight="normal"/>
    </style:style>
    <style:style style:name="T4" style:family="text">
      <style:text-properties fo:font-variant="normal" fo:text-transform="none" fo:color="#374151" loext:opacity="100%" fo:font-size="9.60000038146973pt" fo:letter-spacing="normal" fo:font-style="normal" fo:font-weight="normal"/>
    </style:style>
    <style:style style:name="T5" style:family="text">
      <style:text-properties fo:font-variant="normal" fo:text-transform="none" fo:color="#374151" loext:opacity="100%" fo:letter-spacing="normal" fo:font-style="normal"/>
    </style:style>
    <style:style style:name="T6" style:family="text">
      <style:text-properties fo:font-variant="normal" fo:text-transform="none" fo:color="#374151" loext:opacity="100%" fo:letter-spacing="normal" fo:font-style="normal" fo:font-weight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officeooo:rsid="000f5bf1" style:font-size-asian="14pt" style:font-size-complex="14pt"/>
    </style:style>
    <style:style style:name="T10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1" style:family="text">
      <style:text-properties loext:padding="0.049cm" loext:border="0.06pt solid #d9d9e3"/>
    </style:style>
    <style:style style:name="T12" style:family="text">
      <style:text-properties fo:font-size="8.39999961853027pt" fo:font-weight="normal"/>
    </style:style>
    <style:style style:name="T13" style:family="text">
      <style:text-properties fo:color="#569cd6" loext:opacity="100%"/>
    </style:style>
    <style:style style:name="T14" style:family="text">
      <style:text-properties fo:color="#569cd6" loext:opacity="100%" style:font-name="Consolas" fo:font-size="8.39999961853027pt" fo:font-weight="normal"/>
    </style:style>
    <style:style style:name="T15" style:family="text">
      <style:text-properties fo:color="#569cd6" loext:opacity="100%" fo:font-size="8.39999961853027pt" fo:font-weight="normal"/>
    </style:style>
    <style:style style:name="T16" style:family="text">
      <style:text-properties fo:color="#569cd6" loext:opacity="100%" fo:font-weight="normal"/>
    </style:style>
    <style:style style:name="T17" style:family="text">
      <style:text-properties style:font-name="Consolas" fo:font-size="8.39999961853027pt" fo:font-weight="normal"/>
    </style:style>
    <style:style style:name="T18" style:family="text">
      <style:text-properties fo:color="#b5cea8" loext:opacity="100%" style:font-name="Consolas" fo:font-size="8.39999961853027pt" fo:font-weight="normal"/>
    </style:style>
    <style:style style:name="T19" style:family="text">
      <style:text-properties fo:color="#b5cea8" loext:opacity="100%" fo:font-size="8.39999961853027pt" fo:font-weight="normal"/>
    </style:style>
    <style:style style:name="T20" style:family="text">
      <style:text-properties fo:color="#b5cea8" loext:opacity="100%" fo:font-weight="normal"/>
    </style:style>
    <style:style style:name="T21" style:family="text">
      <style:text-properties fo:color="#6a9955" loext:opacity="100%" style:font-name="Consolas" fo:font-size="8.39999961853027pt" fo:font-weight="normal"/>
    </style:style>
    <style:style style:name="T22" style:family="text">
      <style:text-properties fo:color="#6a9955" loext:opacity="100%" fo:font-size="8.39999961853027pt" fo:font-weight="normal"/>
    </style:style>
    <style:style style:name="T23" style:family="text">
      <style:text-properties fo:color="#6a9955" loext:opacity="100%" fo:font-weight="normal"/>
    </style:style>
    <style:style style:name="T24" style:family="text">
      <style:text-properties fo:color="#ce9178" loext:opacity="100%" style:font-name="Consolas" fo:font-size="8.39999961853027pt" fo:font-weight="normal"/>
    </style:style>
    <style:style style:name="T25" style:family="text">
      <style:text-properties fo:color="#ce9178" loext:opacity="100%" fo:font-size="8.39999961853027pt" fo:font-weight="normal"/>
    </style:style>
    <style:style style:name="T26" style:family="text">
      <style:text-properties fo:color="#ce9178" loext:opacity="100%" fo:font-weight="normal"/>
    </style:style>
    <style:style style:name="T27" style:family="text">
      <style:text-properties officeooo:rsid="00123ee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ASSO A PASSO PARA CÁLCULO DE TEMPO DE CONTRIBUIÇÃO:</text:p>
      <text:p text:style-name="P2"/>
      <text:p text:style-name="Text_20_body"><text:span text:style-name="T9">P</text:span><text:span text:style-name="T8">ara realizar o </text:span><text:span text:style-name="Strong_20_Emphasis"><text:span text:style-name="T8">cálculo </text:span></text:span><text:span text:style-name="T8">do </text:span><text:span text:style-name="Strong_20_Emphasis"><text:span text:style-name="T8">tempo de contribuição comum </text:span></text:span><text:span text:style-name="T8">da forma como prevê a </text:span><text:span text:style-name="Strong_20_Emphasis"><text:span text:style-name="T8">lei</text:span></text:span><text:span text:style-name="T8">, aplique os seguintes passos:</text:span></text:p>
      <text:list text:style-name="L1">
        <text:list-item>
          <text:p text:style-name="Text_20_body"><text:span text:style-name="Strong_20_Emphasis"><text:span text:style-name="T8">Passo 1: </text:span></text:span><text:span text:style-name="T8">Realize a </text:span><text:span text:style-name="Strong_20_Emphasis"><text:span text:style-name="T8">subtração </text:span></text:span><text:span text:style-name="T8">entre a data de </text:span><text:span text:style-name="Strong_20_Emphasis"><text:span text:style-name="T8">início </text:span></text:span><text:span text:style-name="T8">e a data de </text:span><text:span text:style-name="Strong_20_Emphasis"><text:span text:style-name="T8">fim, </text:span></text:span><text:span text:style-name="T8">mas subtraia primeiro os dias, depois os meses e por último os anos.</text:span></text:p>
        </text:list-item>
      </text:list>
      <text:p text:style-name="Text_20_body"><text:span text:style-name="T8">Obs.: Caso a subtração entre os dias resultar em um número </text:span><text:span text:style-name="Strong_20_Emphasis"><text:span text:style-name="T8">negativo</text:span></text:span><text:span text:style-name="T8">, “transforme” um dos </text:span><text:span text:style-name="Strong_20_Emphasis"><text:span text:style-name="T8">meses em dias </text:span></text:span><text:span text:style-name="T8">(cada mês corresponde a 30 dias). Do mesmo modo, se a subtração entre os meses resultar em um número negativo, transforme um dos </text:span><text:span text:style-name="Strong_20_Emphasis"><text:span text:style-name="T8">anos em meses </text:span></text:span><text:span text:style-name="T8">(cada ano corresponde a 12 meses). </text:span></text:p>
      <text:list text:style-name="L2">
        <text:list-item>
          <text:p text:style-name="Text_20_body"><text:span text:style-name="Strong_20_Emphasis"><text:span text:style-name="T8">Passo 2: Some 1 dia </text:span></text:span><text:span text:style-name="T8">ao resultado (pois temos que incluir o dia do início nessa conta).</text:span></text:p>
        </text:list-item>
      </text:list>
      <text:list text:style-name="L3">
        <text:list-item>
          <text:p text:style-name="Text_20_body"><text:span text:style-name="Strong_20_Emphasis"><text:span text:style-name="T8">Passo 3: Some os tempos de contribuição </text:span></text:span><text:span text:style-name="T8">referentes à </text:span><text:span text:style-name="Strong_20_Emphasis"><text:span text:style-name="T8">cada período de vínculo </text:span></text:span><text:span text:style-name="T8">do segurado.</text:span></text:p>
        </text:list-item>
      </text:list>
      <text:p text:style-name="P3"/>
      <text:p text:style-name="P5"><text:span text:style-name="T5">Segue abaixo um exemplo de código JS para realizar o cálculo passo a passo de tempo de contribuição para fins de aposentadoria, considerando períodos de trabalho informados pelo usuário:</text:span> </text:p>
      <text:p text:style-name="P5"/>
      <text:p text:style-name="P4"/>
      <text:p text:style-name="P16">// Função para calcular o tempo de contribuição</text:p>
      <text:p text:style-name="P14"><text:span text:style-name="T13">function</text:span> calcularTempoContribuicao(periodosTrabalho) {</text:p>
      <text:p text:style-name="P15">    <text:span text:style-name="T16">let</text:span><text:span text:style-name="T1"> totalDias = </text:span><text:span text:style-name="T20">0</text:span><text:span text:style-name="T1">;</text:span></text:p>
      <text:p text:style-name="P15">  </text:p>
      <text:p text:style-name="P15">    <text:span text:style-name="T23">// Percorre cada período informado pelo usuário</text:span></text:p>
      <text:p text:style-name="P15">    <text:span text:style-name="T16">for</text:span><text:span text:style-name="T1"> (</text:span><text:span text:style-name="T16">let</text:span><text:span text:style-name="T1"> i = </text:span><text:span text:style-name="T20">0</text:span><text:span text:style-name="T1">; i &lt; periodosTrabalho.length; i++) {</text:span></text:p>
      <text:p text:style-name="P15">      <text:span text:style-name="T16">const</text:span><text:span text:style-name="T1"> periodo = periodosTrabalho[i];</text:span></text:p>
      <text:p text:style-name="P15">  </text:p>
      <text:p text:style-name="P15">      <text:span text:style-name="T23">// Converte as datas de início e fim para objetos Date</text:span></text:p>
      <text:p text:style-name="P15">      <text:span text:style-name="T16">const</text:span><text:span text:style-name="T1"> dataInicio = </text:span><text:span text:style-name="T16">new</text:span><text:span text:style-name="T1"> Date(periodo.dataInicio);</text:span></text:p>
      <text:p text:style-name="P15">      <text:span text:style-name="T16">const</text:span><text:span text:style-name="T1"> dataFim = </text:span><text:span text:style-name="T16">new</text:span><text:span text:style-name="T1"> Date(periodo.dataFim);</text:span></text:p>
      <text:p text:style-name="P15">  </text:p>
      <text:p text:style-name="P15">      <text:span text:style-name="T23">// Realiza a subtração entre as datas (levando em conta possíveis transformações)</text:span></text:p>
      <text:p text:style-name="P15">      <text:span text:style-name="T16">let</text:span><text:span text:style-name="T1"> dias = dataFim.getDate() - dataInicio.getDate();</text:span></text:p>
      <text:p text:style-name="P15">      <text:span text:style-name="T16">let</text:span><text:span text:style-name="T1"> meses = dataFim.getMonth() - dataInicio.getMonth();</text:span></text:p>
      <text:p text:style-name="P15">      <text:span text:style-name="T16">let</text:span><text:span text:style-name="T1"> anos = dataFim.getFullYear() - dataInicio.getFullYear();</text:span></text:p>
      <text:p text:style-name="P15">  </text:p>
      <text:p text:style-name="P15">      <text:span text:style-name="T16">if</text:span><text:span text:style-name="T1"> (dias &lt; </text:span><text:span text:style-name="T20">0</text:span><text:span text:style-name="T1">) {</text:span></text:p>
      <text:p text:style-name="P15">        <text:span text:style-name="T1">meses--;</text:span></text:p>
      <text:p text:style-name="P15">        <text:span text:style-name="T16">const</text:span><text:span text:style-name="T1"> diasMesAnterior = </text:span><text:span text:style-name="T16">new</text:span><text:span text:style-name="T1"> Date(dataFim.getFullYear(), dataFim.getMonth(), </text:span><text:span text:style-name="T20">0</text:span><text:span text:style-name="T1">).getDate();</text:span></text:p>
      <text:p text:style-name="P15"><text:soft-page-break/>        <text:span text:style-name="T1">dias += diasMesAnterior;</text:span></text:p>
      <text:p text:style-name="P15">      <text:span text:style-name="T1">}</text:span></text:p>
      <text:p text:style-name="P15">  </text:p>
      <text:p text:style-name="P15">      <text:span text:style-name="T16">if</text:span><text:span text:style-name="T1"> (meses &lt; </text:span><text:span text:style-name="T20">0</text:span><text:span text:style-name="T1">) {</text:span></text:p>
      <text:p text:style-name="P15">        <text:span text:style-name="T1">anos--;</text:span></text:p>
      <text:p text:style-name="P15">        <text:span text:style-name="T1">meses += </text:span><text:span text:style-name="T20">12</text:span><text:span text:style-name="T1">;</text:span></text:p>
      <text:p text:style-name="P15">      <text:span text:style-name="T1">}</text:span></text:p>
      <text:p text:style-name="P15">  </text:p>
      <text:p text:style-name="P15">      <text:span text:style-name="T23">// Soma o tempo em dias ao total</text:span></text:p>
      <text:p text:style-name="P15">      <text:span text:style-name="T1">totalDias += dias + meses * </text:span><text:span text:style-name="T20">30</text:span><text:span text:style-name="T1"> + anos * </text:span><text:span text:style-name="T20">365</text:span><text:span text:style-name="T1">;</text:span></text:p>
      <text:p text:style-name="P15">    <text:span text:style-name="T1">}</text:span></text:p>
      <text:p text:style-name="P15">  </text:p>
      <text:p text:style-name="P15">    <text:span text:style-name="T23">// Adiciona 1 dia ao resultado final</text:span></text:p>
      <text:p text:style-name="P15">    <text:span text:style-name="T1">totalDias++;</text:span></text:p>
      <text:p text:style-name="P15">  </text:p>
      <text:p text:style-name="P15">    <text:span text:style-name="T23">// Retorna o tempo total em dias</text:span></text:p>
      <text:p text:style-name="P15">    <text:span text:style-name="T16">return</text:span><text:span text:style-name="T1"> totalDias;</text:span></text:p>
      <text:p text:style-name="P15">  <text:span text:style-name="T1">}</text:span></text:p>
      <text:p text:style-name="P15">  </text:p>
      <text:p text:style-name="P15">  <text:span text:style-name="T23">// Exemplo de uso da função</text:span></text:p>
      <text:p text:style-name="P15">  <text:span text:style-name="T16">const</text:span><text:span text:style-name="T1"> periodosTrabalho = [</text:span></text:p>
      <text:p text:style-name="P15">    <text:span text:style-name="T1">{ dataInicio: </text:span><text:span text:style-name="T26">'2010-01-01'</text:span><text:span text:style-name="T1">, dataFim: </text:span><text:span text:style-name="T26">'2015-06-30'</text:span><text:span text:style-name="T1"> },</text:span></text:p>
      <text:p text:style-name="P15">    <text:span text:style-name="T1">{ dataInicio: </text:span><text:span text:style-name="T26">'2016-01-01'</text:span><text:span text:style-name="T1">, dataFim: </text:span><text:span text:style-name="T26">'2022-04-22'</text:span><text:span text:style-name="T1"> }</text:span></text:p>
      <text:p text:style-name="P15">  <text:span text:style-name="T1">];</text:span></text:p>
      <text:p text:style-name="P15">  <text:span text:style-name="T16">const</text:span><text:span text:style-name="T1"> tempoContribuicao = calcularTempoContribuicao(periodosTrabalho);</text:span></text:p>
      <text:p text:style-name="P15">  <text:span text:style-name="T1">console.log(</text:span><text:span text:style-name="T26">`Tempo de contribuição: </text:span><text:span text:style-name="T16">${</text:span><text:span text:style-name="T1">tempoContribuicao</text:span><text:span text:style-name="T16">}</text:span><text:span text:style-name="T26"> dias`</text:span><text:span text:style-name="T1">);</text:span></text:p>
      <text:p text:style-name="P4"/>
      <text:p text:style-name="Text_20_body"><text:span text:style-name="T8"/></text:p>
      <text:p text:style-name="P24"><text:span text:style-name="T8">O código acima define uma função </text:span><text:span text:style-name="Source_20_Text"><text:span text:style-name="T10">calcularTempoContribuicao</text:span></text:span><text:span text:style-name="T8"> que recebe como parâmetro um array de objetos representando os períodos de trabalho informados pelo usuário. Cada objeto deve conter as propriedades </text:span><text:span text:style-name="Source_20_Text"><text:span text:style-name="T8">dataInicio</text:span></text:span><text:span text:style-name="T8"> e </text:span><text:span text:style-name="Source_20_Text"><text:span text:style-name="T8">dataFim</text:span></text:span><text:span text:style-name="T8">, que indicam as datas de início e fim do período de trabalho.</text:span></text:p>
      <text:p text:style-name="P24"><text:span text:style-name="T8">Dentro da função, o código realiza um loop pelos períodos informados, converte as datas para objetos </text:span><text:span text:style-name="Source_20_Text"><text:span text:style-name="T8">Date</text:span></text:span><text:span text:style-name="T8"> e realiza a subtração entre elas, levando em conta as possíveis transformações necessárias. Em seguida, o tempo total em dias é calculado e, por fim, é adicionado 1 dia ao resultado (para incluir o dia de início no cálculo).</text:span></text:p>
      <text:p text:style-name="P23">No exemplo de uso da função, é criado um array com dois períodos de trabalho e a função é chamada passando esse array como parâmetro. O resultado é então exibido no console.</text:p>
      <text:p text:style-name="P3"/>
      <text:p text:style-name="P3"/>
      <text:p text:style-name="P3"><text:soft-page-break/></text:p>
      <text:h text:style-name="P1" text:outline-level="1"><text:span text:style-name="T27">MODELO FORMULÁRIO</text:span> CONTAGEM DE TEMPO DE CONTRIBUIÇÃO</text:h>
      <text:p text:style-name="P11"/>
      <text:p text:style-name="P10"/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EMPREGADOR</text:p>
          </table:table-cell>
          <table:table-cell table:style-name="Tabela1.A1" office:value-type="string">
            <text:p text:style-name="P8">Início do período</text:p>
          </table:table-cell>
          <table:table-cell table:style-name="Tabela1.A1" office:value-type="string">
            <text:p text:style-name="P8">Fim do período</text:p>
          </table:table-cell>
          <table:table-cell table:style-name="Tabela1.A1" office:value-type="string">
            <text:p text:style-name="P10">Tempo de contribuição</text:p>
          </table:table-cell>
        </table:table-row>
        <table:table-row table:style-name="Tabela1.1"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/>
          </table:table-cell>
        </table:table-row>
        <table:table-row table:style-name="Tabela1.1"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/>
          </table:table-cell>
        </table:table-row>
        <table:table-row table:style-name="Tabela1.1"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/>
          </table:table-cell>
        </table:table-row>
        <table:table-row table:style-name="Tabela1.1"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/>
          </table:table-cell>
        </table:table-row>
        <table:table-row table:style-name="Tabela1.1"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/>
          </table:table-cell>
        </table:table-row>
        <table:table-row table:style-name="Tabela1.1"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/>
          </table:table-cell>
        </table:table-row>
        <table:table-row table:style-name="Tabela1.1"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8"/>
          </table:table-cell>
        </table:table-row>
        <table:table-row table:style-name="Tabela1.1"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/>
          </table:table-cell>
        </table:table-row>
        <table:table-row table:style-name="Tabela1.1">
          <table:table-cell table:style-name="Tabela1.A1" office:value-type="string">
            <text:p text:style-name="P8">Total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</table:table>
      <text:p text:style-name="P11"/>
      <text:h text:style-name="P1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color="#0000ff" loext:opacity="100%" fo:font-size="14pt" fo:font-weight="bold" style:font-size-asian="14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color="#993366" loext:opacity="100%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2T11:06:56.967000000</meta:creation-date>
    <dc:date>2023-04-22T11:35:57.526000000</dc:date>
    <meta:editing-duration>PT28M59S</meta:editing-duration>
    <meta:editing-cycles>3</meta:editing-cycles>
    <meta:generator>LibreOffice/7.5.0.3$Windows_X86_64 LibreOffice_project/c21113d003cd3efa8c53188764377a8272d9d6de</meta:generator>
    <meta:document-statistic meta:table-count="1" meta:image-count="0" meta:object-count="0" meta:page-count="3" meta:paragraph-count="62" meta:word-count="506" meta:character-count="3335" meta:non-whitespace-character-count="2691"/>
  </office:meta>
</office:document-meta>
</file>